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bd72" officeooo:paragraph-rsid="001dbd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typing</text:p>
      <text:p text:style-name="P1">Prof. McMillan</text:p>
      <text:p text:style-name="P1"><text:s/></text:p>
      <text:p text:style-name="P1"><text:s text:c="12"/>You develop a prototype to test out a possible design. <text:s/>For example, if you were designing a new kind of bicycle, you might hand-build a prototype and try it out for looks, comfort, and structural integrity. <text:s/>Results of testing the prototype help you understand exactly what is required of the final product and how the design might be refined.</text:p>
      <text:p text:style-name="P1"><text:s/></text:p>
      <text:p text:style-name="P1"><text:s text:c="12"/>In software development, the purpose is usually to try out a user interface design, but you can prototype routines to connect two computers together, to compute a numeric result, to meet real-time deadlines, or anything else you'd like. <text:s/>These other kinds of prototyping may be done to assess technical feasibility. <text:s/>We'll assume in the rest of this discussion that you're prototyping for the purpose of testing out a user interface design.</text:p>
      <text:p text:style-name="P1"><text:s/></text:p>
      <text:p text:style-name="P1"><text:s text:c="12"/>No matter how much you understand <text:s/>about the application and the principles of user interface design, people and contexts are complex enough to make it unlikely that you'll come up with an optimal design via armchair musings. <text:s/>The prototype helps you test out your inspirations and can help you better understand the application domain and the client's needs. <text:s/>The best time to create the prototype is in the requirements phase. <text:s/>Once you've designed and started to implement the real system, it may be too late to get much value form a user's or client's reactions.</text:p>
      <text:p text:style-name="P1"><text:s/></text:p>
      <text:p text:style-name="P1"><text:s text:c="12"/>A software prototype is a mock-up or facade of the real system. <text:s/>It has realistic screens and, ideally, accepts user input and reacts to user actions. <text:s/>It may not compute anything real, it may not interact with real files, it may not do much of anything internally. <text:s/>Frequently the prototype is an informal "hack", dashed off with little concern for code quality. <text:s/>It is often recommended that the prototype be thrown away before the real development begins. <text:s/>If this is going to be the case, you can work with some very high level, but possibly inefficient, tool such as an HTML generator. <text:s/>You want to develop the prototype with minimal effort. <text:s/>The real system may need to be faster-running, more powerful, smaller, or more portable than what you can create with your high-level tool. <text:s/>That's OK; just toss out the prototype when real design of the internals begins.</text:p>
      <text:p text:style-name="P1"><text:s/></text:p>
      <text:p text:style-name="P1"><text:s text:c="12"/>Another approach to prototyping, sometimes called evolutionary prototyping, is to create the prototype in a language that can be used for the final system, get reactions, modify the prototype, and keep adding functionality and refining the interface until you have your final system. <text:s/>This is getting more practical to do nowadays with tools such as Visual C++ and JBuilder, because they allow you to create GUIs in a snap. <text:s/>You have to be careful about two major things, though: 1) You must code well from the beginning or you'll be creating a major mess for later development and maintenance, and 2) You should be very sure you want to live with that expedient, but possibly very non-portable, development environment you chose. <text:s/>Try porting your Visual C++ code to Linux, for example. <text:s/>Evolutionary prototyping is a form of incremental development (but not all incremental development involves prototyping).</text:p>
      <text:p text:style-name="P1"><text:s/></text:p>
      <text:p text:style-name="P1"><text:s text:c="12"/>Once you have a prototype, how do you test it out? <text:s/>One way is to simply show it to the client; another is to have a real user sit down and try it out. <text:s/>Take notes on the comments made, the errors you see the user make, the questions asked, the suggestions offered, etc. <text:s/>This leads to revisions in the interface design, and possibly to your conceptions of the data and functionality of the system. <text:s/>Revise the prototype and whatever else you need to (use cases, data dictionary,...) and go back to the client. <text:s/>After a few cycles, there will be good agreement on the client's needs, and you'll have hard evidence to that effect.</text:p>
      <text:p text:style-name="P1"><text:soft-page-break/><text:s/></text:p>
      <text:p text:style-name="P1">Exercises:</text:p>
      <text:p text:style-name="P1"><text:s/></text:p>
      <text:p text:style-name="P1"><text:s text:c="12"/>1. What characteristics should a software prototyping tool have?</text:p>
      <text:p text:style-name="P1"><text:s/></text:p>
      <text:p text:style-name="P1"><text:s text:c="12"/>2. What advantages and disadvantages are there to using HTML as a prototyping tool.</text:p>
      <text:p text:style-name="P1"><text:s/></text:p>
      <text:p text:style-name="P1"><text:s text:c="12"/>3. Write a memo to your stingy boss explaining why it's worthwhile to spend two weeks developing and testing a prototype during the requirements phase.</text:p>
      <text:p text:style-name="P1"><text:s/></text:p>
      <text:p text:style-name="P1"><text:s text:c="12"/>4. Suppose you quickly develop a real slick-looking, throw-away prototype for a system, show it to the client, and get rave reviews. <text:s/>What misleading messages might this experience send to the client? <text:s/>How could you clarify things before the problem ever crops up?</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4:24:11.917255000</meta:creation-date>
    <dc:date>2015-05-02T14:24:42.993352000</dc:date>
    <meta:editing-duration>PT31S</meta:editing-duration>
    <meta:editing-cycles>1</meta:editing-cycles>
    <meta:document-statistic meta:table-count="0" meta:image-count="0" meta:object-count="0" meta:page-count="2" meta:paragraph-count="25" meta:word-count="729" meta:character-count="4487" meta:non-whitespace-character-count="3612"/>
    <meta:generator>LibreOffice/4.3.7.2$MacOSX_X86_64 LibreOffice_project/8a35821d8636a03b8bf4e15b48f59794652c68ba</meta:generator>
  </office:meta>
</office:document-meta>
</file>